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8430988D0C6EC2DB0F.png" manifest:media-type="image/png"/>
  <manifest:file-entry manifest:full-path="Pictures/10000201000006400000038417DC749ACDE4EB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3.217cm" draw:z-index="0"><draw:image xlink:href="Pictures/10000201000006400000038417DC749ACDE4EBCE.png" xlink:type="simple" xlink:show="embed" xlink:actuate="onLoad" loext:mime-type="image/png"/></draw:frame><draw:frame draw:style-name="fr2" draw:name="Image2" text:anchor-type="paragraph" svg:x="-1.737cm" svg:y="14.088cm" svg:width="20.736cm" svg:height="9.606cm" draw:z-index="1"><draw:image xlink:href="Pictures/10000201000006400000038430988D0C6EC2DB0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7T10:49:11.335763175</meta:creation-date>
    <dc:date>2022-03-17T10:52:32.110144125</dc:date>
    <meta:editing-duration>PT3M21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